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DejaVu Sans" fo:font-size="7pt" officeooo:rsid="00194a79" officeooo:paragraph-rsid="00194a79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font-weight="bold" officeooo:rsid="0019e5d4" officeooo:paragraph-rsid="0007f6c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weight="bold" officeooo:rsid="0019e5d4" officeooo:paragraph-rsid="0007f6c6" style:font-weight-asian="bold" style:font-weight-complex="bold"/>
    </style:style>
    <style:style style:name="P4" style:family="paragraph" style:parent-style-name="Standard" style:list-style-name="L2" style:master-page-name="">
      <style:paragraph-properties fo:margin-left="36pt" fo:margin-right="0pt" fo:margin-top="24.01pt" fo:margin-bottom="0pt" style:contextual-spacing="false" fo:text-align="start" style:justify-single-word="false" fo:text-indent="-18pt" style:auto-text-indent="false" style:page-number="auto">
        <style:tab-stops/>
      </style:paragraph-properties>
      <style:text-properties style:font-name="DejaVu Sans" fo:font-style="normal" fo:font-weight="normal" officeooo:rsid="0009b772" officeooo:paragraph-rsid="0009b772" style:font-style-asian="normal" style:font-weight-asian="normal" style:font-style-complex="normal" style:font-weight-complex="normal"/>
    </style:style>
    <style:style style:name="P5" style:family="paragraph" style:parent-style-name="Standard" style:list-style-name="L2">
      <style:paragraph-properties fo:margin-left="36pt" fo:margin-right="0pt" fo:margin-top="2.01pt" fo:margin-bottom="0pt" style:contextual-spacing="false" fo:text-align="start" style:justify-single-word="false" fo:text-indent="-18pt" style:auto-text-indent="false">
        <style:tab-stops/>
      </style:paragraph-properties>
      <style:text-properties style:font-name="DejaVu Sans" fo:font-style="normal" fo:font-weight="normal" officeooo:rsid="0009b772" officeooo:paragraph-rsid="0009b772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paragraph-properties fo:margin-left="36pt" fo:margin-right="0pt" fo:margin-top="2.01pt" fo:margin-bottom="0pt" style:contextual-spacing="false" fo:text-align="start" style:justify-single-word="false" fo:text-indent="-18pt" style:auto-text-indent="false">
        <style:tab-stops/>
      </style:paragraph-properties>
      <style:text-properties style:font-name="DejaVu Sans" fo:font-style="normal" fo:font-weight="normal" officeooo:rsid="000d10c8" officeooo:paragraph-rsid="000d10c8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paragraph-properties fo:margin-left="36pt" fo:margin-right="0pt" fo:margin-top="2.01pt" fo:margin-bottom="0pt" style:contextual-spacing="false" fo:text-align="start" style:justify-single-word="false" fo:text-indent="-18pt" style:auto-text-indent="false">
        <style:tab-stops/>
      </style:paragraph-properties>
      <style:text-properties style:font-name="DejaVu Sans" fo:font-style="normal" fo:font-weight="normal" officeooo:rsid="0011a1fd" officeooo:paragraph-rsid="0011a1fd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margin-left="36pt" fo:margin-right="0pt" fo:margin-top="2.01pt" fo:margin-bottom="0pt" style:contextual-spacing="false" fo:text-align="start" style:justify-single-word="false" fo:text-indent="-18pt" style:auto-text-indent="false">
        <style:tab-stops/>
      </style:paragraph-properties>
      <style:text-properties style:font-name="DejaVu Sans" fo:font-style="normal" fo:font-weight="normal" officeooo:rsid="0013675e" officeooo:paragraph-rsid="0013675e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paragraph-properties fo:margin-left="36pt" fo:margin-right="0pt" fo:margin-top="2.01pt" fo:margin-bottom="0pt" style:contextual-spacing="false" fo:text-align="start" style:justify-single-word="false" fo:text-indent="-18pt" style:auto-text-indent="false">
        <style:tab-stops/>
      </style:paragraph-properties>
      <style:text-properties style:font-name="DejaVu Sans" fo:font-style="normal" fo:font-weight="normal" officeooo:rsid="0011970a" officeooo:paragraph-rsid="0011970a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margin-left="36pt" fo:margin-right="0pt" fo:margin-top="2.01pt" fo:margin-bottom="0pt" style:contextual-spacing="false" fo:text-align="start" style:justify-single-word="false" fo:text-indent="-18pt" style:auto-text-indent="false">
        <style:tab-stops/>
      </style:paragraph-properties>
      <style:text-properties style:font-name="DejaVu Sans" fo:font-style="normal" fo:font-weight="normal" officeooo:rsid="000e7a21" officeooo:paragraph-rsid="000e7a21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margin-left="36pt" fo:margin-right="0pt" fo:margin-top="2.01pt" fo:margin-bottom="0pt" style:contextual-spacing="false" fo:text-align="start" style:justify-single-word="false" fo:text-indent="-18pt" style:auto-text-indent="false">
        <style:tab-stops/>
      </style:paragraph-properties>
      <style:text-properties style:font-name="DejaVu Sans" fo:font-style="normal" fo:font-weight="normal" officeooo:rsid="000b2333" officeooo:paragraph-rsid="000b2333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margin-left="36pt" fo:margin-right="0pt" fo:margin-top="2.01pt" fo:margin-bottom="0pt" style:contextual-spacing="false" fo:text-align="start" style:justify-single-word="false" fo:text-indent="-18pt" style:auto-text-indent="false">
        <style:tab-stops/>
      </style:paragraph-properties>
      <style:text-properties style:font-name="DejaVu Sans" fo:font-style="normal" fo:font-weight="normal" officeooo:rsid="00186014" officeooo:paragraph-rsid="00186014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margin-left="36pt" fo:margin-right="0pt" fo:margin-top="2.01pt" fo:margin-bottom="0pt" style:contextual-spacing="false" fo:text-align="start" style:justify-single-word="false" fo:text-indent="-18pt" style:auto-text-indent="false">
        <style:tab-stops/>
      </style:paragraph-properties>
      <style:text-properties style:font-name="DejaVu Sans" fo:font-style="normal" fo:font-weight="normal" officeooo:rsid="001a818a" officeooo:paragraph-rsid="001a818a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0b2333" officeooo:paragraph-rsid="000b2333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0b2333" officeooo:paragraph-rsid="0015636a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1062a8" officeooo:paragraph-rsid="001062a8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1062a8" officeooo:paragraph-rsid="00176aac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0d0e55" officeooo:paragraph-rsid="000d0e55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0d10c8" officeooo:paragraph-rsid="000d10c8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14432f" officeooo:paragraph-rsid="0014432f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15636a" officeooo:paragraph-rsid="0015636a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168b63" officeooo:paragraph-rsid="00168b63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1a818a" officeooo:paragraph-rsid="001a818a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tyle="normal" fo:font-weight="normal" officeooo:rsid="001bc9a9" officeooo:paragraph-rsid="001bc9a9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ize="11pt" fo:font-style="normal" fo:font-weight="normal" officeooo:rsid="0014432f" officeooo:paragraph-rsid="0014432f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ize="11pt" fo:font-style="normal" fo:font-weight="normal" officeooo:rsid="0015636a" officeooo:paragraph-rsid="0015636a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ize="11pt" fo:font-style="normal" fo:font-weight="normal" officeooo:rsid="001cc3a2" officeooo:paragraph-rsid="001cc3a2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 style:list-style-name="L2">
      <style:paragraph-properties fo:margin-top="2.01pt" fo:margin-bottom="0pt" style:contextual-spacing="false" fo:text-align="start" style:justify-single-word="false" fo:keep-with-next="always">
        <style:tab-stops/>
      </style:paragraph-properties>
      <style:text-properties style:font-name="DejaVu Sans" fo:font-style="normal" fo:font-weight="normal" officeooo:rsid="0015636a" officeooo:paragraph-rsid="0015636a" style:font-style-asian="normal" style:font-weight-asian="normal" style:font-style-complex="normal" style:font-weight-complex="normal"/>
    </style:style>
    <style:style style:name="P29" style:family="paragraph" style:parent-style-name="Standard" style:list-style-name="L2">
      <style:paragraph-properties fo:margin-top="2.01pt" fo:margin-bottom="0pt" style:contextual-spacing="false" fo:text-align="start" style:justify-single-word="false" fo:keep-with-next="always">
        <style:tab-stops/>
      </style:paragraph-properties>
      <style:text-properties style:font-name="DejaVu Sans" fo:font-size="11pt" fo:font-style="normal" fo:font-weight="normal" officeooo:rsid="0015636a" officeooo:paragraph-rsid="0015636a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L2" style:master-page-name="">
      <style:paragraph-properties fo:margin-top="2.01pt" fo:margin-bottom="0pt" style:contextual-spacing="false" fo:text-align="start" style:justify-single-word="false" style:page-number="auto" fo:keep-with-next="always">
        <style:tab-stops/>
      </style:paragraph-properties>
      <style:text-properties style:font-name="DejaVu Sans" fo:font-size="11pt" fo:font-style="normal" fo:font-weight="normal" officeooo:rsid="0015636a" officeooo:paragraph-rsid="0015636a" style:font-size-asian="11pt" style:font-style-asian="normal" style:font-weight-asian="normal" style:font-size-complex="11pt" style:font-style-complex="normal" style:font-weight-complex="normal"/>
    </style:style>
    <style:style style:name="P3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officeooo:rsid="0007f6c6" style:font-size-asian="16pt" style:font-size-complex="16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1pt" fo:font-style="italic" officeooo:rsid="0007f6c6" style:font-size-asian="11pt" style:font-style-asian="italic" style:font-size-complex="11pt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7f6c6" style:font-size-asian="11pt" style:font-size-complex="11pt"/>
    </style:style>
    <style:style style:name="T7" style:family="text">
      <style:text-properties fo:font-size="11pt" officeooo:rsid="0011970a" style:font-size-asian="11pt" style:font-size-complex="11pt"/>
    </style:style>
    <style:style style:name="T8" style:family="text">
      <style:text-properties fo:font-size="11pt" officeooo:rsid="0014432f" style:font-size-asian="11pt" style:font-size-complex="11pt"/>
    </style:style>
    <style:style style:name="T9" style:family="text">
      <style:text-properties fo:font-size="11pt" officeooo:rsid="0015636a" style:font-size-asian="11pt" style:font-size-complex="11pt"/>
    </style:style>
    <style:style style:name="T10" style:family="text">
      <style:text-properties fo:font-size="11pt" officeooo:rsid="001a818a" style:font-size-asian="11pt" style:font-size-complex="11pt"/>
    </style:style>
    <style:style style:name="T11" style:family="text">
      <style:text-properties fo:font-size="11pt" officeooo:rsid="001b8d5e" style:font-size-asian="11pt" style:font-size-complex="11pt"/>
    </style:style>
    <style:style style:name="T12" style:family="text">
      <style:text-properties fo:font-size="11pt" officeooo:rsid="001fd9e0" style:font-size-asian="11pt" style:font-size-complex="11pt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― </text:span><text:span text:style-name="T2">Teaching and Learning</text:span><text:span text:style-name="T1"> ―</text:span></text:p>
      <text:p text:style-name="P3"><text:span text:style-name="T3">…</text:span><text:span text:style-name="T4">some things that I know</text:span></text:p>
      <text:list xml:id="list5348495565929096802" text:style-name="L2">
        <text:list-item>
          <text:p text:style-name="P4"><text:span text:style-name="T6">A</text:span><text:span text:style-name="T5">ctive learning (doing) is more effective than passive learning (hearing/telling).</text:span></text:p>
        </text:list-item>
        <text:list-item>
          <text:p text:style-name="P5"><text:span text:style-name="T5">Engaged students are active. <text:s/>Unengaged students are passive.</text:span></text:p>
        </text:list-item>
        <text:list-item>
          <text:p text:style-name="P5"><text:span text:style-name="T5">No student wants to appear stupid, uninformed, left out or not getting it.</text:span></text:p>
        </text:list-item>
        <text:list-item>
          <text:p text:style-name="P6"><text:span text:style-name="T5">Spaced repetition works. <text:s/>Top-down illuminates.</text:span></text:p>
        </text:list-item>
        <text:list-item>
          <text:p text:style-name="P7"><text:span text:style-name="T5">Have a point. <text:s/>Don’t wander in the weeds ― Get to it…</text:span></text:p>
        </text:list-item>
        <text:list-item>
          <text:p text:style-name="P12"><text:span text:style-name="T5">Ever generated a conversation by asking questions only?</text:span></text:p>
        </text:list-item>
        <text:list-item>
          <text:p text:style-name="P12"><text:span text:style-name="T5">What happens when you ask a question? <text:s/></text:span><text:span text:style-name="T12">Did it happen this time?</text:span></text:p>
        </text:list-item>
        <text:list-item>
          <text:p text:style-name="P5"><text:span text:style-name="T5">Questions are powerful.</text:span></text:p>
        </text:list-item>
        <text:list-item>
          <text:p text:style-name="P17"><text:span text:style-name="T5">Questions engage thinking.</text:span></text:p>
        </text:list-item>
        <text:list-item>
          <text:p text:style-name="P8"><text:span text:style-name="T5">Questions create “Aha!…”</text:span></text:p>
        </text:list-item>
        <text:list-item>
          <text:p text:style-name="P5"><text:span text:style-name="T5">Good teaching involves asking more questions, not telling more facts.</text:span></text:p>
        </text:list-item>
        <text:list-item>
          <text:p text:style-name="P5"><text:span text:style-name="T5">Good teachers ask more questions, and then listen intently.</text:span></text:p>
        </text:list-item>
        <text:list-item>
          <text:p text:style-name="P5"><text:span text:style-name="T5">Good teachers are great listeners.</text:span></text:p>
        </text:list-item>
        <text:list-item>
          <text:p text:style-name="P9"><text:span text:style-name="T5">Lectures make the teacher hoarse ― conversation engages everyone.</text:span></text:p>
        </text:list-item>
        <text:list-item>
          <text:p text:style-name="P5"><text:span text:style-name="T5">Good teachers encourage dialogue, not monologue.</text:span></text:p>
        </text:list-item>
        <text:list-item>
          <text:p text:style-name="P5"><text:span text:style-name="T5">Good teachers generate great conversations.</text:span></text:p>
        </text:list-item>
        <text:list-item>
          <text:p text:style-name="P10"><text:span text:style-name="T5">Offer good answers, but better questions.</text:span></text:p>
        </text:list-item>
        <text:list-item>
          <text:p text:style-name="P10"><text:span text:style-name="T5">Answers inform. <text:s/>Questions challenge.</text:span></text:p>
        </text:list-item>
        <text:list-item>
          <text:p text:style-name="P5"><text:span text:style-name="T5">Peer pressure is powerful.</text:span></text:p>
        </text:list-item>
        <text:list-item>
          <text:p text:style-name="P13"><text:span text:style-name="T5">A commitment to peers is even more powerful.</text:span></text:p>
        </text:list-item>
        <text:list-item>
          <text:p text:style-name="P11"><text:span text:style-name="T5">Students </text:span><text:span text:style-name="T10">will</text:span><text:span text:style-name="T5"> learn from a peer faster than from a teacher.</text:span></text:p>
        </text:list-item>
        <text:list-item>
          <text:p text:style-name="P11"><text:span text:style-name="T5">When you can explain or teach something, you learn it faster and better.</text:span></text:p>
        </text:list-item>
        <text:list-item>
          <text:p text:style-name="P11"><text:span text:style-name="T5">“If you don’t get it, ask for help. <text:s/>If you do get it, help someone who doesn’t.”</text:span></text:p>
        </text:list-item>
        <text:list-item>
          <text:p text:style-name="P11"><text:span text:style-name="T5">Pair programming: <text:s/>Two heads are better than one.</text:span></text:p>
        </text:list-item>
        <text:list-item>
          <text:p text:style-name="P14"><text:span text:style-name="T5">Team programming: <text:s/>Collaboration, conversation, cooperation, conspiracy, </text:span><text:span text:style-name="T8">community,</text:span><text:span text:style-name="T5"> constructive critique and deliberation, friendly competition, diverse viewpoints, more and varied experiences, argument, defending your case, listening with an open heart and mind, synthesis ― all of this makes for better solutions.</text:span></text:p>
        </text:list-item>
        <text:list-item>
          <text:p text:style-name="P16"><text:span text:style-name="T5">Class exercises are for pair programming. <text:s/>Class projects are for teams.</text:span></text:p>
        </text:list-item>
        <text:list-item>
          <text:p text:style-name="P18"><text:span text:style-name="T5">Be tough on the product, easy on the people.</text:span></text:p>
        </text:list-item>
        <text:list-item>
          <text:p text:style-name="P18"><text:span text:style-name="T5">Assume best intentions… at least until proven otherwise.</text:span></text:p>
        </text:list-item>
        <text:list-item>
          <text:p text:style-name="P19"><text:span text:style-name="T5">Don’t assume that you know somebody else’s motives or reasons. <text:s/>Tend to your own.</text:span></text:p>
        </text:list-item>
        <text:list-item>
          <text:p text:style-name="P16"><text:span text:style-name="T5">Life is not a </text:span><text:span text:style-name="T7">final</text:span><text:span text:style-name="T5"> exam ― don’t </text:span><text:span text:style-name="T9">g</text:span><text:span text:style-name="T5">o it alone.</text:span></text:p>
        </text:list-item>
        <text:list-item>
          <text:p text:style-name="P20"><text:span text:style-name="T5">Don’t set up failures ― Build for, and on, success.</text:span></text:p>
        </text:list-item>
        <text:list-item>
          <text:p text:style-name="P27">What’s “the secret”? <text:s/>Getting to “yes”…</text:p>
        </text:list-item>
        <text:list-item>
          <text:p text:style-name="P21"><text:span text:style-name="T5">Find a way to get to “yes”…</text:span></text:p>
        </text:list-item>
        <text:list-item>
          <text:p text:style-name="P23"><text:soft-page-break/><text:span text:style-name="T5">Horse whisperer. <text:s/>Dog whisperer. <text:s/>Become a people whisperer.</text:span></text:p>
        </text:list-item>
        <text:list-item>
          <text:p text:style-name="P23"><text:span text:style-name="T5">If you find </text:span><text:span text:style-name="T11">something t</text:span><text:span text:style-name="T5">hat’s working, do more of it…</text:span></text:p>
        </text:list-item>
        <text:list-item>
          <text:p text:style-name="P24"><text:span text:style-name="T5">When you’re lost in the woods, drag a long pole behind you…</text:span></text:p>
        </text:list-item>
        <text:list-item>
          <text:p text:style-name="P20"><text:span text:style-name="T5">Success in the small builds confidence in the large.</text:span></text:p>
        </text:list-item>
        <text:list-item>
          <text:p text:style-name="P20"><text:span text:style-name="T5">Acknowledge successes, and then celebrate them.</text:span></text:p>
        </text:list-item>
        <text:list-item>
          <text:p text:style-name="P20"><text:span text:style-name="T5">Recognition is worth far more than money.</text:span></text:p>
        </text:list-item>
        <text:list-item>
          <text:p text:style-name="P25">Community accomplishment trumps personal accomplishment.</text:p>
        </text:list-item>
        <text:list-item>
          <text:p text:style-name="P30">Don’t foreclose your options.</text:p>
        </text:list-item>
        <text:list-item>
          <text:p text:style-name="P26">Don’t encode your assumptions.</text:p>
        </text:list-item>
        <text:list-item>
          <text:p text:style-name="P26">The quality of open source makes the proprietary alternative embarrassing.</text:p>
        </text:list-item>
        <text:list-item>
          <text:p text:style-name="P29">Information wants to be free (libre).</text:p>
        </text:list-item>
        <text:list-item>
          <text:p text:style-name="P28"><text:span text:style-name="T5">A secret shared is no secret.</text:span></text:p>
        </text:list-item>
        <text:list-item>
          <text:p text:style-name="P15"><text:span text:style-name="T5">Many eyeballs make all bugs shallow.</text:span></text:p>
        </text:list-item>
        <text:list-item>
          <text:p text:style-name="P22"><text:span text:style-name="T5">Intellectual property is all about control, secrecy and liability. <text:s/>Intellectual freedom is all about growth, evolution, creation and opportunit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7pt" officeooo:rsid="00194a79" officeooo:paragraph-rsid="00194a79" style:font-size-asian="7pt" style:font-size-complex="7pt"/>
    </style:style>
    <style:style style:name="MP2" style:family="paragraph">
      <style:paragraph-properties fo:text-align="center"/>
    </style:style>
    <style:style style:name="MT1" style:family="text">
      <style:text-properties fo:font-style="italic" style:font-style-asian="italic" style:font-style-complex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-3.46pt" svg:y1="-3.06pt" svg:x2="501.08pt" svg:y2="-3.06pt"><text:p/></draw:line>Teaching and Learning<text:tab/><text:span text:style-name="MT1">…some things that I know</text:span><text:tab/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07-29T14:19:34.755798611</meta:creation-date>
    <dc:date>2014-07-29T16:09:55.551040592</dc:date>
    <dc:creator>Lorin Ricker</dc:creator>
    <meta:editing-duration>PT1H35M</meta:editing-duration>
    <meta:editing-cycles>21</meta:editing-cycles>
    <meta:generator>LibreOffice/4.2.4.2$Linux_X86_64 LibreOffice_project/420m0$Build-2</meta:generator>
    <meta:document-statistic meta:table-count="0" meta:image-count="0" meta:object-count="0" meta:page-count="2" meta:paragraph-count="50" meta:word-count="486" meta:character-count="2863" meta:non-whitespace-character-count="2460"/>
  </office:meta>
</office:document-meta>
</file>